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cc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dash" draw:stroke-dash="Ultrafine_20_2_20_Dots_20_3_20_Dashes" draw:fill="solid" draw:fill-color="#ff3333" draw:opacity="60%" draw:textarea-horizontal-align="justify" draw:textarea-vertical-align="middle" draw:auto-grow-height="false" draw:shadow-opacity="60%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cc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none" draw:fill="none" draw:fill-color="#bbe0e3" draw:textarea-horizontal-align="left" draw:textarea-vertical-align="top" draw:auto-grow-height="true" fo:min-height="1.147cm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none" draw:fill="none" draw:fill-color="#bbe0e3" draw:textarea-horizontal-align="left" draw:textarea-vertical-align="top" draw:auto-grow-height="true" fo:min-height="1.24cm" fo:min-width="2.507cm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ffcc99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none" svg:stroke-width="0.026cm" svg:stroke-color="#000000" draw:stroke-linejoin="miter" draw:fill="solid" draw:fill-color="#ffffff" draw:opacity="0%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 draw:shadow-opacity="0%"/>
    </style:style>
    <style:style style:name="gr15" style:family="graphic" style:parent-style-name="standard">
      <style:graphic-properties draw:stroke="none" draw:fill="none" draw:fill-color="#bbe0e3" draw:textarea-horizontal-align="left" draw:textarea-vertical-align="top" draw:auto-grow-height="true" fo:min-height="0.84cm" fo:min-width="2.412cm" fo:padding-top="0.13cm" fo:padding-bottom="0.13cm" fo:padding-left="0.25cm" fo:padding-right="0.25cm" fo:wrap-option="wrap" draw:shadow="hidden" draw:shadow-color="#808080"/>
    </style:style>
    <style:style style:name="gr16" style:family="graphic" style:parent-style-name="standard">
      <style:graphic-properties draw:stroke="none" draw:fill="none" draw:fill-color="#bbe0e3" draw:textarea-horizontal-align="left" draw:textarea-vertical-align="top" draw:auto-grow-height="true" fo:min-height="0.789cm" fo:min-width="2.412cm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>
      <style:graphic-properties draw:stroke="none" draw:fill="none" draw:fill-color="#bbe0e3" draw:textarea-horizontal-align="left" draw:textarea-vertical-align="top" draw:auto-grow-height="true" fo:min-height="0.789cm" fo:min-width="1.912cm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none" draw:fill="none" draw:fill-color="#bbe0e3" draw:textarea-horizontal-align="left" draw:textarea-vertical-align="top" draw:auto-grow-height="true" fo:min-height="0.838cm" fo:min-width="1.553cm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stroke="none" draw:fill="none" draw:fill-color="#bbe0e3" draw:textarea-horizontal-align="left" draw:textarea-vertical-align="top" draw:auto-grow-height="true" fo:min-height="0.859cm" fo:min-width="1.897cm" fo:padding-top="0.13cm" fo:padding-bottom="0.13cm" fo:padding-left="0.25cm" fo:padding-right="0.25cm" fo:wrap-option="wrap" draw:shadow="hidden" draw:shadow-color="#808080"/>
    </style:style>
    <style:style style:name="gr20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3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center" text:enable-numbering="false" fo:text-indent="0cm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style:writing-mode="lr-tb"/>
      <style:text-properties fo:font-size="13pt"/>
    </style:style>
    <style:style style:name="P8" style:family="paragraph">
      <style:paragraph-properties fo:margin-left="0cm" fo:margin-right="0cm" text:enable-numbering="false" fo:text-indent="0cm"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0cm" fo:margin-right="0cm" fo:text-indent="0cm" style:writing-mode="lr-tb"/>
    </style:style>
    <style:style style:name="P12" style:family="paragraph">
      <style:paragraph-properties style:writing-mode="lr-tb"/>
      <style:text-properties fo:font-size="15pt"/>
    </style:style>
    <style:style style:name="P13" style:family="paragraph">
      <style:paragraph-properties fo:margin-left="0cm" fo:margin-right="0cm" fo:text-align="center" text:enable-numbering="false" fo:text-indent="0cm" style:writing-mode="lr-tb"/>
      <style:text-properties fo:font-size="16pt"/>
    </style:style>
    <style:style style:name="P14" style:family="paragraph">
      <style:paragraph-properties fo:margin-left="0cm" fo:margin-right="0cm" fo:text-align="start" text:enable-numbering="false" fo:text-indent="0cm"/>
    </style:style>
    <style:style style:name="P15" style:family="paragraph">
      <style:paragraph-properties fo:margin-left="0cm" fo:margin-right="0cm" fo:text-align="start" text:enable-numbering="false" fo:text-indent="0cm" style:writing-mode="lr-tb"/>
      <style:text-properties fo:font-size="16pt"/>
    </style:style>
    <style:style style:name="P16" style:family="paragraph">
      <style:paragraph-properties fo:margin-left="0cm" fo:margin-right="0cm" text:enable-numbering="false" fo:text-indent="0cm" style:writing-mode="lr-tb"/>
      <style:text-properties fo:font-size="8pt"/>
    </style:style>
    <style:style style:name="T1" style:family="text">
      <style:text-properties fo:color="#000000" fo:language="de" fo:country="DE"/>
    </style:style>
    <style:style style:name="T2" style:family="text">
      <style:text-properties fo:color="#000000" fo:font-size="12pt" fo:language="de" fo:country="DE"/>
    </style:style>
    <style:style style:name="T3" style:family="text">
      <style:text-properties fo:color="#000000"/>
    </style:style>
    <style:style style:name="T4" style:family="text">
      <style:text-properties fo:color="#000000" fo:font-size="12pt"/>
    </style:style>
    <style:style style:name="T5" style:family="text">
      <style:text-properties fo:color="#000000" fo:font-size="13pt" fo:language="de" fo:country="DE"/>
    </style:style>
    <style:style style:name="T6" style:family="text">
      <style:text-properties fo:color="#000000" fo:font-size="10pt" fo:language="de" fo:country="DE" style:font-size-asian="10pt" style:font-size-complex="10pt"/>
    </style:style>
    <style:style style:name="T7" style:family="text">
      <style:text-properties fo:font-size="28pt" fo:font-weight="bold"/>
    </style:style>
    <style:style style:name="T8" style:family="text">
      <style:text-properties fo:font-size="12pt"/>
    </style:style>
    <style:style style:name="T9" style:family="text">
      <style:text-properties fo:font-size="15pt"/>
    </style:style>
    <style:style style:name="T10" style:family="text">
      <style:text-properties fo:color="#000000" fo:font-size="14pt"/>
    </style:style>
    <style:style style:name="T11" style:family="text">
      <style:text-properties fo:color="#000000" fo:font-size="10pt"/>
    </style:style>
    <style:style style:name="T12" style:family="text">
      <style:text-properties fo:color="#000000" fo:font-size="16pt"/>
    </style:style>
    <style:style style:name="T13" style:family="text">
      <style:text-properties fo:color="#000000" fo:font-size="10pt" style:font-size-asian="10pt" style:font-size-complex="10pt"/>
    </style:style>
    <style:style style:name="T14" style:family="text">
      <style:text-properties fo:color="#000000" fo:font-size="8pt" fo:language="de" fo:country="DE" style:font-size-asian="10pt" style:font-size-complex="10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3.098cm" svg:height="1.398cm" svg:x="20.902cm" svg:y="7.336cm">
          <text:p text:style-name="P9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11.5cm" svg:x="4.238cm" svg:y="2.55cm">
          <text:p text:style-name="P2"><text:tab/><text:tab/><text:tab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3.098cm" svg:height="1.398cm" svg:x="20.902cm" svg:y="3.55cm">
          <text:p text:style-name="P9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098cm" svg:height="1.398cm" svg:x="20.902cm" svg:y="5.55cm">
          <text:p text:style-name="P9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98cm" svg:height="0.798cm" svg:x="20.902cm" svg:y="9.173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098cm" svg:height="0.799cm" svg:x="20.902cm" svg:y="10.174cm">
          <text:p text:style-name="P9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098cm" svg:height="0.799cm" svg:x="20.902cm" svg:y="11.175cm">
          <text:p text:style-name="P9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98cm" svg:height="0.799cm" svg:x="20.902cm" svg:y="12.147cm">
          <text:p text:style-name="P9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399cm" svg:height="3.824cm" svg:x="1.301cm" svg:y="2.98cm">
          <text:p text:style-name="P3"><text:span text:style-name="T1">Serial</text:span></text:p>
          <text:p text:style-name="P3"><text:span text:style-name="T1"/></text:p>
          <text:p text:style-name="P3"><text:span text:style-name="T1">DB9F</text:span></text:p>
          <text:p text:style-name="P3"><text:span text:style-name="T2">or</text:span></text:p>
          <text:p text:style-name="P3"><text:span text:style-name="T1">2x5pi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99cm" svg:height="2.399cm" svg:x="11cm" svg:y="3.651cm">
          <text:p text:style-name="P3"><text:span text:style-name="T3">Mini</text:span></text:p>
          <text:p text:style-name="P3"><text:span text:style-name="T3">Boost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99cm" svg:height="2.399cm" svg:x="17.5cm" svg:y="4.651cm">
          <text:p text:style-name="P3"><text:span text:style-name="T1">Ack.</text:span></text:p>
          <text:p text:style-name="P3"><text:span text:style-name="T1">Detec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99cm" svg:height="2cm" svg:x="14.101cm" svg:y="3.05cm">
          <text:p text:style-name="P3"><text:span text:style-name="T1">Relay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399cm" svg:height="5.967cm" svg:x="1.301cm" svg:y="7.55cm">
          <text:p text:style-name="P3"><text:span text:style-name="T3">Parallel</text:span></text:p>
          <text:p text:style-name="P3"><text:span text:style-name="T3"/></text:p>
          <text:p text:style-name="P3"><text:span text:style-name="T3">DB25M</text:span></text:p>
          <text:p text:style-name="P3"><text:span text:style-name="T4">or</text:span></text:p>
          <text:p text:style-name="P3"><text:span text:style-name="T3">2x13pin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1.001cm" svg:height="3.528cm" svg:x="5.499cm" svg:y="9.301cm">
          <text:p text:style-name="P3"><text:span text:style-name="T3">S88 Expander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769cm" svg:height="2.404cm" svg:x="5.499cm" svg:y="3.475cm">
          <text:p text:style-name="P5"><text:span text:style-name="T1">TXD</text:span></text:p>
          <text:p text:style-name="P5"><text:span text:style-name="T1">Booster on/off</text:span></text:p>
          <text:p text:style-name="P5"><text:span text:style-name="T1">Shortcut detect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3.7cm" svg:y1="4.675cm" svg:x2="5.499cm" svg:y2="4.675cm">
          <text:p text:style-name="P9"/>
        </draw:line>
        <draw:line draw:style-name="gr7" draw:text-style-name="P6" draw:layer="layout" svg:x1="9.5cm" svg:y1="8.234cm" svg:x2="9.5cm" svg:y2="5.879cm">
          <text:p text:style-name="P9"/>
        </draw:line>
        <draw:line draw:style-name="gr7" draw:text-style-name="P6" draw:layer="layout" svg:x1="5.498cm" svg:y1="5.477cm" svg:x2="3.699cm" svg:y2="5.477cm">
          <text:p text:style-name="P9"/>
        </draw:line>
        <draw:line draw:style-name="gr7" draw:text-style-name="P6" draw:layer="layout" svg:x1="9.5cm" svg:y1="8.234cm" svg:x2="20.902cm" svg:y2="8.234cm">
          <text:p text:style-name="P9"/>
        </draw:line>
        <draw:line draw:style-name="gr8" draw:text-style-name="P6" draw:layer="layout" svg:x1="3.7cm" svg:y1="8.55cm" svg:x2="14.692cm" svg:y2="8.54cm">
          <text:p text:style-name="P9"/>
        </draw:line>
        <draw:custom-shape draw:style-name="gr5" draw:text-style-name="P7" draw:layer="layout" svg:width="2.399cm" svg:height="0.999cm" svg:x="14.101cm" svg:y="5.05cm">
          <text:p text:style-name="P3"><text:span text:style-name="T5">Progr. track</text:span></text:p>
          <text:p text:style-name="P3"><text:span text:style-name="T5">control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4.699cm" svg:y1="8.55cm" svg:x2="14.699cm" svg:y2="6.05cm">
          <text:p text:style-name="P9"/>
        </draw:line>
        <draw:line draw:style-name="gr9" draw:text-style-name="P6" draw:layer="layout" svg:x1="10.268cm" svg:y1="4.55cm" svg:x2="11cm" svg:y2="4.55cm">
          <text:p text:style-name="P9"/>
        </draw:line>
        <draw:custom-shape draw:style-name="gr10" draw:text-style-name="P8" draw:layer="layout" svg:width="3.5cm" svg:height="1.407cm" svg:x="21cm" svg:y="5.55cm">
          <text:p text:style-name="P5"><text:span text:style-name="T6">Progr. track</text:span><text:span text:style-name="T6"><text:line-break/></text:span><text:span text:style-name="T6">2-screw terminal</text:span></text:p>
          <draw:enhanced-geometry svg:viewBox="0 0 21600 21600" draw:type="mso-spt202" draw:enhanced-path="M 0 0 L 21600 0 21600 21600 0 21600 0 0 Z N"/>
        </draw:custom-shape>
        <draw:custom-shape draw:style-name="gr11" draw:text-style-name="P8" draw:layer="layout" svg:width="3.007cm" svg:height="1.5cm" svg:x="21.028cm" svg:y="7.55cm">
          <text:p text:style-name="P5"><text:span text:style-name="T6">Booster-bus</text:span><text:span text:style-name="T6"><text:line-break/></text:span><text:span text:style-name="T6">5 pin header</text:span></text:p>
          <draw:enhanced-geometry svg:viewBox="0 0 21600 21600" draw:type="mso-spt202" draw:enhanced-path="M 0 0 L 21600 0 21600 21600 0 21600 0 0 Z N"/>
        </draw:custom-shape>
        <draw:frame draw:style-name="gr12" draw:text-style-name="P10" draw:layer="layout" svg:width="7.5cm" svg:height="1.894cm" svg:x="6cm" svg:y="1.174cm">
          <draw:text-box>
            <text:p text:style-name="P9"><text:span text:style-name="T7">ORD-1</text:span></text:p>
            <text:p text:style-name="P9"><text:span text:style-name="T8"/></text:p>
          </draw:text-box>
        </draw:frame>
        <draw:custom-shape draw:style-name="gr5" draw:text-style-name="P12" draw:layer="layout" svg:width="2.399cm" svg:height="0.64cm" svg:x="11cm" svg:y="3.011cm">
          <text:p text:style-name="P11"><text:span text:style-name="T9">Heatsink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3.113cm" svg:height="1.588cm" svg:x="20.887cm" svg:y="1.5cm">
          <text:p text:style-name="P3"><text:span text:style-name="T10">15VAC input</text:span></text:p>
          <text:p text:style-name="P3"><text:span text:style-name="T11">3-screw terminal</text:span></text:p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4.5cm" svg:height="1.725cm" svg:x="2.5cm" svg:y="14.038cm">
          <draw:text-box>
            <text:p text:style-name="P9">Opto-isolation</text:p>
          </draw:text-box>
        </draw:frame>
        <draw:custom-shape draw:style-name="gr10" draw:text-style-name="P8" draw:layer="layout" svg:width="3.5cm" svg:height="1.407cm" svg:x="21cm" svg:y="3.643cm">
          <text:p text:style-name="P5"><text:span text:style-name="T6">Booster output</text:span><text:span text:style-name="T6"><text:line-break/></text:span><text:span text:style-name="T6">2-screw terminal</text:span></text:p>
          <draw:enhanced-geometry svg:viewBox="0 0 21600 21600" draw:type="mso-spt202" draw:enhanced-path="M 0 0 L 21600 0 21600 21600 0 21600 0 0 Z N"/>
        </draw:custom-shape>
        <draw:line draw:style-name="gr9" draw:text-style-name="P6" draw:layer="layout" svg:x1="5.499cm" svg:y1="11.004cm" svg:x2="3.7cm" svg:y2="11.004cm">
          <text:p text:style-name="P9"/>
        </draw:line>
        <draw:line draw:style-name="gr7" draw:text-style-name="P6" draw:layer="layout" svg:x1="3.701cm" svg:y1="3.877cm" svg:x2="5.5cm" svg:y2="3.877cm">
          <text:p text:style-name="P9"/>
        </draw:line>
        <draw:line draw:style-name="gr7" draw:text-style-name="P6" draw:layer="layout" svg:x1="17.5cm" svg:y1="6.55cm" svg:x2="3.7cm" svg:y2="6.55cm">
          <text:p text:style-name="P9"/>
        </draw:line>
        <draw:line draw:style-name="gr7" draw:text-style-name="P6" draw:layer="layout" svg:x1="15.818cm" svg:y1="7.05cm" svg:x2="15.818cm" svg:y2="6.05cm">
          <text:p text:style-name="P9"/>
        </draw:line>
        <draw:custom-shape draw:style-name="gr14" draw:text-style-name="P15" draw:layer="layout" svg:width="5.198cm" svg:height="2.5cm" svg:x="12.302cm" svg:y="13.5cm">
          <text:p text:style-name="P14"><text:span text:style-name="T4"/></text:p>
          <text:p text:style-name="P14"><text:span text:style-name="T4">5: <text:s text:c="2"/>Booster data</text:span></text:p>
          <text:p text:style-name="P14"><text:span text:style-name="T4">6: <text:s text:c="2"/>Booster go</text:span></text:p>
          <text:p text:style-name="P14"><text:span text:style-name="T4">7: <text:s text:c="2"/>Prog track selected</text:span></text:p>
          <text:p text:style-name="P14"><text:span text:style-name="T4">8: <text:s text:c="2"/>Short detected</text:span></text:p>
          <text:p text:style-name="P14"><text:span text:style-name="T12"/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3.198cm" svg:height="2.5cm" svg:x="9cm" svg:y="13.5cm">
          <text:p text:style-name="P14"><text:span text:style-name="T4">LED:</text:span></text:p>
          <text:p text:style-name="P14"><text:span text:style-name="T4">1: <text:s/>S88 ch1</text:span></text:p>
          <text:p text:style-name="P14"><text:span text:style-name="T4">2: <text:s text:c="2"/>+5V</text:span></text:p>
          <text:p text:style-name="P14"><text:span text:style-name="T4">3: <text:s text:c="2"/>+12V</text:span></text:p>
          <text:p text:style-name="P14"><text:span text:style-name="T4">4: <text:s text:c="2"/>-V</text:span></text:p>
          <text:p text:style-name="P14"><text:span text:style-name="T12"/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9.899cm" svg:y1="6cm" svg:x2="20.902cm" svg:y2="6cm">
          <text:p text:style-name="P9"/>
        </draw:line>
        <draw:line draw:style-name="gr7" draw:text-style-name="P6" draw:layer="layout" svg:x1="16.497cm" svg:y1="4.85cm" svg:x2="17.5cm" svg:y2="4.85cm">
          <text:p text:style-name="P9"/>
        </draw:line>
        <draw:line draw:style-name="gr7" draw:text-style-name="P6" draw:layer="layout" svg:x1="16.5cm" svg:y1="4cm" svg:x2="20.902cm" svg:y2="4cm">
          <text:p text:style-name="P9"/>
        </draw:line>
        <draw:line draw:style-name="gr7" draw:text-style-name="P6" draw:layer="layout" svg:x1="13.399cm" svg:y1="4.5cm" svg:x2="14.101cm" svg:y2="4.5cm">
          <text:p text:style-name="P9"/>
        </draw:line>
        <draw:custom-shape draw:style-name="gr15" draw:text-style-name="P8" draw:layer="layout" svg:width="2.912cm" svg:height="1.1cm" svg:x="21.088cm" svg:y="9.051cm">
          <text:p text:style-name="P5"><text:span text:style-name="T13">S88 Bus 4</text:span></text:p>
          <text:p text:style-name="P5"><text:span text:style-name="T13">6</text:span><text:span text:style-name="T6"> pin header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8" draw:layer="layout" svg:width="2.912cm" svg:height="1.083cm" svg:x="21.088cm" svg:y="10.051cm">
          <text:p text:style-name="P5"><text:span text:style-name="T13">S88 Bus 3</text:span></text:p>
          <text:p text:style-name="P5"><text:span text:style-name="T13">6</text:span><text:span text:style-name="T6"> pin header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8" draw:layer="layout" svg:width="2.695cm" svg:height="1.083cm" svg:x="21.088cm" svg:y="11.051cm">
          <text:p text:style-name="P5"><text:span text:style-name="T13">S88 Bus 2</text:span></text:p>
          <text:p text:style-name="P5"><text:span text:style-name="T13">6</text:span><text:span text:style-name="T6"> pin header</text:span></text:p>
          <draw:enhanced-geometry svg:viewBox="0 0 21600 21600" draw:type="mso-spt202" draw:enhanced-path="M 0 0 L 21600 0 21600 21600 0 21600 0 0 Z N"/>
        </draw:custom-shape>
        <draw:custom-shape draw:style-name="gr17" draw:text-style-name="P8" draw:layer="layout" svg:width="2.695cm" svg:height="1.083cm" svg:x="21.088cm" svg:y="12.051cm">
          <text:p text:style-name="P5"><text:span text:style-name="T13">S88 Bus 1</text:span></text:p>
          <text:p text:style-name="P5"><text:span text:style-name="T13">6</text:span><text:span text:style-name="T6"> pin header</text:span></text:p>
          <draw:enhanced-geometry svg:viewBox="0 0 21600 21600" draw:type="mso-spt202" draw:enhanced-path="M 0 0 L 21600 0 21600 21600 0 21600 0 0 Z N"/>
        </draw:custom-shape>
        <draw:line draw:style-name="gr9" draw:text-style-name="P6" draw:layer="layout" svg:x1="20.902cm" svg:y1="9.673cm" svg:x2="16.5cm" svg:y2="9.673cm">
          <text:p text:style-name="P9"/>
        </draw:line>
        <draw:line draw:style-name="gr9" draw:text-style-name="P6" draw:layer="layout" svg:x1="20.902cm" svg:y1="10.597cm" svg:x2="16.5cm" svg:y2="10.597cm">
          <text:p text:style-name="P9"/>
        </draw:line>
        <draw:line draw:style-name="gr9" draw:text-style-name="P6" draw:layer="layout" svg:x1="20.902cm" svg:y1="11.565cm" svg:x2="16.5cm" svg:y2="11.565cm">
          <text:p text:style-name="P9"/>
        </draw:line>
        <draw:line draw:style-name="gr9" draw:text-style-name="P6" draw:layer="layout" svg:x1="20.902cm" svg:y1="12.49cm" svg:x2="16.5cm" svg:y2="12.49cm">
          <text:p text:style-name="P9"/>
        </draw:line>
        <draw:custom-shape draw:style-name="gr1" draw:text-style-name="P1" draw:layer="layout" svg:width="2.151cm" svg:height="1.033cm" svg:x="17.23cm" svg:y="1.807cm">
          <text:p text:style-name="P9"/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2.623cm" svg:height="1.098cm" svg:x="17.199cm" svg:y="1.871cm">
          <text:p text:style-name="P5"><text:span text:style-name="T14">12V fan output</text:span></text:p>
          <text:p text:style-name="P5"><text:span text:style-name="T14">3 pin header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194cm" svg:height="0.903cm" svg:x="15.036cm" svg:y="7.034cm">
          <text:p text:style-name="P9"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2.61cm" svg:height="1.119cm" svg:x="15.027cm" svg:y="7.055cm">
          <text:p text:style-name="P5"><text:span text:style-name="T14">Manual control</text:span><text:span text:style-name="T14"><text:line-break/></text:span><text:span text:style-name="T14">2 pin header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0" draw:layer="layout" svg:width="7.142cm" svg:height="9.524cm" svg:x="5.953cm" svg:y="1.93cm" draw:page-number="1" presentation:class="page"/>
          <draw:frame presentation:style-name="pr1" draw:text-style-name="P9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de" style:country-asian="DE" style:font-family-complex="Tahoma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140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140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140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140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140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140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140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140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140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140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1404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140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140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140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140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140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140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140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140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140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140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1404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Standard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140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140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140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140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140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140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140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140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140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1404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3" draw:layer="backgroundobjects" svg:width="5.927cm" svg:height="1.324cm" svg:x="1.269cm" svg:y="17.347cm" presentation:class="date-time">
        <draw:text-box>
          <text:p text:style-name="P3"><text:span text:style-name="T2"><presentation:date-time/></text:span></text:p>
        </draw:text-box>
      </draw:frame>
      <draw:frame presentation:style-name="pr2" draw:text-style-name="P4" draw:layer="backgroundobjects" svg:width="8.044cm" svg:height="1.324cm" svg:x="8.678cm" svg:y="17.347cm" presentation:class="footer">
        <draw:text-box>
          <text:p text:style-name="P4"><text:span text:style-name="T2"><presentation:footer/></text:span></text:p>
        </draw:text-box>
      </draw:frame>
      <draw:frame presentation:style-name="pr3" draw:text-style-name="P5" draw:layer="backgroundobjects" svg:width="5.927cm" svg:height="1.324cm" svg:x="18.202cm" svg:y="17.347cm" presentation:class="page-number">
        <draw:text-box>
          <text:p text:style-name="P5"><text:span text:style-name="T2"><text:page-number>1</text:page-number></text:span></text:p>
        </draw:text-box>
      </draw:frame>
      <presentation:notes style:page-layout-name="PM0">
        <draw:page-thumbnail presentation:style-name="Standard-title" draw:layer="backgroundobjects" svg:width="9.999cm" svg:height="9.999cm" svg:x="0cm" svg:y="0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dc:title>Folie 1</dc:title>
    <meta:initial-creator>LAN Benutzer</meta:initial-creator>
    <meta:creation-date>2007-02-16T12:17:59</meta:creation-date>
    <dc:creator>Christian Wichmann</dc:creator>
    <dc:date>2007-09-08T14:24:03</dc:date>
    <meta:print-date>2007-02-16T14:00:26</meta:print-date>
    <dc:language>de-DE</dc:language>
    <meta:editing-cycles>15</meta:editing-cycles>
    <meta:editing-duration>P25DT20H44M27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